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90000012D01E8AD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746cm" svg:height="20.746cm" svg:x="0.254cm" svg:y="0.254cm">
          <draw:image xlink:href="Pictures/10000000000001D90000012D01E8AD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3:24:33.814753594</meta:creation-date>
    <dc:date>2014-10-20T23:25:22.200275886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